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officeooo:paragraph-rsid="00109aa5"/>
    </style:style>
    <style:style style:name="P7" style:family="paragraph" style:parent-style-name="Standard" style:list-style-name="L1">
      <style:text-properties style:text-line-through-style="none" style:text-line-through-type="none" officeooo:paragraph-rsid="00109aa5"/>
    </style:style>
    <style:style style:name="P8" style:family="paragraph" style:parent-style-name="Standard" style:list-style-name="L2">
      <style:text-properties style:text-line-through-style="none" style:text-line-through-type="none" officeooo:paragraph-rsid="00109aa5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1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3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officeooo:rsid="003858fb" officeooo:paragraph-rsid="003858fb" style:font-size-asian="12pt" style:font-size-complex="12pt"/>
    </style:style>
    <style:style style:name="P15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109aa5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32f30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text-line-through-style="none" style:text-line-through-type="none" officeooo:paragraph-rsid="00109aa5"/>
    </style:style>
    <style:style style:name="P20" style:family="paragraph" style:parent-style-name="Standard" style:list-style-name="L5">
      <style:text-properties style:text-line-through-style="none" style:text-line-through-type="none" officeooo:paragraph-rsid="00109aa5"/>
    </style:style>
    <style:style style:name="P21" style:family="paragraph" style:parent-style-name="Standard" style:list-style-name="L6">
      <style:text-properties style:text-line-through-style="none" style:text-line-through-type="none" officeooo:paragraph-rsid="00109aa5"/>
    </style:style>
    <style:style style:name="P22" style:family="paragraph" style:parent-style-name="Standard" style:list-style-name="L8">
      <style:text-properties style:text-line-through-style="none" style:text-line-through-type="none" officeooo:paragraph-rsid="00109aa5"/>
    </style:style>
    <style:style style:name="P23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4" style:family="paragraph" style:parent-style-name="Standard" style:list-style-name="L12">
      <style:text-properties style:text-line-through-style="none" style:text-line-through-type="none" officeooo:paragraph-rsid="0024245a"/>
    </style:style>
    <style:style style:name="P25" style:family="paragraph" style:parent-style-name="Standard" style:list-style-name="L13">
      <style:text-properties style:text-line-through-style="none" style:text-line-through-type="none" officeooo:paragraph-rsid="0032f302"/>
    </style:style>
    <style:style style:name="P26" style:family="paragraph" style:parent-style-name="Standard" style:list-style-name="L7">
      <style:text-properties officeooo:paragraph-rsid="00109aa5"/>
    </style:style>
    <style:style style:name="P27" style:family="paragraph" style:parent-style-name="Standard" style:list-style-name="L14">
      <style:text-properties officeooo:paragraph-rsid="003504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0e03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5048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officeooo:rsid="001e18cf" style:font-size-asian="12pt" style:font-size-complex="12pt"/>
    </style:style>
    <style:style style:name="T19" style:family="text">
      <style:text-properties style:font-name="DejaVu Sans Condensed" fo:font-size="12pt" officeooo:rsid="00148c7a" style:font-size-asian="12pt" style:font-size-complex="12pt"/>
    </style:style>
    <style:style style:name="T20" style:family="text">
      <style:text-properties style:font-name="DejaVu Sans Condensed" fo:font-size="12pt" officeooo:rsid="0018178b" style:font-size-asian="12pt" style:font-size-complex="12pt"/>
    </style:style>
    <style:style style:name="T21" style:family="text">
      <style:text-properties style:font-name="DejaVu Sans Condensed" fo:font-size="12pt" officeooo:rsid="00235b95" style:font-size-asian="12pt" style:font-size-complex="12pt"/>
    </style:style>
    <style:style style:name="T22" style:family="text">
      <style:text-properties style:font-name="DejaVu Sans Condensed" fo:font-size="12pt" officeooo:rsid="0032f302" style:font-size-asian="12pt" style:font-size-complex="12pt"/>
    </style:style>
    <style:style style:name="T23" style:family="text">
      <style:text-properties style:font-name="DejaVu Sans Condensed" fo:font-size="12pt" officeooo:rsid="0035048e" style:font-size-asian="12pt" style:font-size-complex="12pt"/>
    </style:style>
    <style:style style:name="T24" style:family="text">
      <style:text-properties style:font-name="DejaVu Sans Condensed" fo:font-size="12pt" officeooo:rsid="00324273" style:font-size-asian="12pt" style:font-size-complex="12pt"/>
    </style:style>
    <style:style style:name="T25" style:family="text">
      <style:text-properties style:font-name="DejaVu Sans Condensed" fo:font-size="12pt" officeooo:rsid="0024245a" style:font-size-asian="12pt" style:font-size-complex="12pt"/>
    </style:style>
    <style:style style:name="T26" style:family="text">
      <style:text-properties style:font-name="DejaVu Sans Condensed" fo:font-size="12pt" officeooo:rsid="002f5ae0" style:font-size-asian="12pt" style:font-size-complex="12pt"/>
    </style:style>
    <style:style style:name="T27" style:family="text">
      <style:text-properties style:font-name="DejaVu Sans Condensed" fo:font-size="12pt" officeooo:rsid="003858fb" style:font-size-asian="12pt" style:font-size-complex="12pt"/>
    </style:style>
    <style:style style:name="T28" style:family="text">
      <style:text-properties style:font-name="DejaVu Sans Condensed" fo:font-size="12pt" style:text-underline-style="none" officeooo:rsid="002d54ee" style:font-size-asian="12pt" style:font-size-complex="12pt"/>
    </style:style>
    <style:style style:name="T29" style:family="text">
      <style:text-properties style:font-name="DejaVu Sans Condensed" fo:font-size="12pt" style:text-underline-style="none" officeooo:rsid="00324273" style:font-size-asian="12pt" style:font-size-complex="12pt"/>
    </style:style>
    <style:style style:name="T30" style:family="text">
      <style:text-properties officeooo:rsid="001ead95"/>
    </style:style>
    <style:style style:name="T31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3858fb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9c2b1" style:font-size-asian="12pt" style:font-size-complex="12pt"/>
    </style:style>
    <style:style style:name="T34" style:family="text">
      <style:text-properties officeooo:rsid="0035048e"/>
    </style:style>
    <style:style style:name="T35" style:family="text">
      <style:text-properties officeooo:rsid="0039c865"/>
    </style:style>
    <style:style style:name="T36" style:family="text">
      <style:text-properties officeooo:rsid="003ae72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7"><text:span text:style-name="T35">1</text:span><text:span text:style-name="T36">0</text:span><text:span text:style-name="T30">2 - </text:span><text:span text:style-name="T35">Controls - </text:span>Throttle <text:span text:style-name="T1">Grip</text:span></text:p>
      <text:p text:style-name="P18">U=Up, D=Down, F=Forward, B=Backward, L=Left, R=Right, P=Press, S-*=Shift-<text:span text:style-name="T10">*</text:span>, L-*=Long-<text:span text:style-name="T10">*</text:span></text:p>
      <text:p text:style-name="P18"/>
      <text:p text:style-name="P6"><text:span text:style-name="T12">Top</text:span><text:span text:style-name="T13"> </text:span><text:span text:style-name="T14">H</text:span><text:span text:style-name="T13">at -- </text:span><text:span text:style-name="T17">No c</text:span><text:span text:style-name="T16">ountermeasures</text:span></text:p>
      <text:list xml:id="list3214847413" text:style-name="L1">
        <text:list-item>
          <text:p text:style-name="P7"><text:span text:style-name="T23">U/D/</text:span><text:span text:style-name="T24">F/</text:span><text:span text:style-name="T23">B</text:span><text:span text:style-name="T19">:</text:span><text:span text:style-name="T28"> </text:span><text:span text:style-name="T29">--</text:span></text:p>
        </text:list-item>
      </text:list>
      <text:p text:style-name="P1"><text:span text:style-name="T2">Top</text:span> <text:span text:style-name="T11">H</text:span>at <text:span text:style-name="T11">Ri</text:span>ng</text:p>
      <text:list xml:id="list2076351150" text:style-name="L2">
        <text:list-item>
          <text:p text:style-name="P8"><text:span text:style-name="T18">F/B</text:span><text:span text:style-name="T19">: </text:span><text:span text:style-name="T21">--</text:span></text:p>
        </text:list-item>
      </text:list>
      <text:p text:style-name="P6"><text:span text:style-name="T12">Middle </text:span><text:span text:style-name="T14">H</text:span><text:span text:style-name="T12">at</text:span><text:span text:style-name="T13"> -- </text:span><text:span text:style-name="T15">Communications</text:span></text:p>
      <text:list xml:id="list2044857266" text:style-name="L3">
        <text:list-item>
          <text:p text:style-name="P9">U: (SRS radio 1 PTT)</text:p>
        </text:list-item>
        <text:list-item>
          <text:p text:style-name="P9">D: (SRS radio 2 PTT)</text:p>
        </text:list-item>
      </text:list>
      <text:p text:style-name="P3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xml:id="list3277803083" text:style-name="L4">
        <text:list-item>
          <text:p text:style-name="P19"><text:span text:style-name="T19">F: </text:span><text:span text:style-name="T23">Speed brakes out (single press to fully extend)</text:span></text:p>
        </text:list-item>
        <text:list-item>
          <text:p text:style-name="P10">B: <text:span text:style-name="T34">Speed brakes retract (single press to fully retract)</text:span></text:p>
        </text:list-item>
        <text:list-item>
          <text:p text:style-name="P14">P: Speed brakes out while held</text:p>
        </text:list-item>
      </text:list>
      <text:p text:style-name="P2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xml:id="list4068189101" text:style-name="L5">
        <text:list-item>
          <text:p text:style-name="P20"><text:span text:style-name="T19">P: </text:span><text:span text:style-name="T23">--</text:span>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xml:id="list2166130546" text:style-name="L6">
        <text:list-item>
          <text:p text:style-name="P21"><text:span text:style-name="T20">P: </text:span><text:span text:style-name="T27">Toggle sight fixed/gyro</text:span></text:p>
        </text:list-item>
      </text:list>
      <text:p text:style-name="P2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xml:id="list2960840371" text:style-name="L7">
        <text:list-item>
          <text:p text:style-name="P26"><text:span text:style-name="T31">P: </text:span><text:span text:style-name="T32">Engine start button</text:span></text:p>
        </text:list-item>
        <text:list-item>
          <text:p text:style-name="P11">S-P: --</text:p>
        </text:list-item>
      </text:list>
      <text:p text:style-name="P2"><text:span text:style-name="T2">M</text:span><text:span text:style-name="T9">inistick</text:span></text:p>
      <text:list xml:id="list1138741263" text:style-name="L8">
        <text:list-item>
          <text:p text:style-name="P22"><text:span text:style-name="T20">Axes: </text:span><text:span text:style-name="T21">--</text:span></text:p>
        </text:list-item>
      </text:list>
      <text:list xml:id="list2718408768" text:style-name="L9">
        <text:list-item>
          <text:p text:style-name="P23"><text:span text:style-name="T19">P: </text:span><text:span text:style-name="T22">--</text:span></text:p>
        </text:list-item>
      </text:list>
      <text:p text:style-name="P6"><text:span text:style-name="T12">Middle </text:span><text:span text:style-name="T14">F</text:span><text:span text:style-name="T12">inger </text:span><text:span text:style-name="T14">H</text:span><text:span text:style-name="T12">at</text:span></text:p>
      <text:list xml:id="list2509335378" text:style-name="L10">
        <text:list-item>
          <text:p text:style-name="P12">U/<text:span text:style-name="T34">D/L/R</text:span>: --</text:p>
        </text:list-item>
      </text:list>
      <text:p text:style-name="P2"><text:span text:style-name="T2">Ring </text:span><text:span text:style-name="T11">F</text:span><text:span text:style-name="T2">inger </text:span><text:span text:style-name="T11">S</text:span><text:span text:style-name="T9">lider</text:span></text:p>
      <text:list xml:id="list665020064" text:style-name="L11">
        <text:list-item>
          <text:p text:style-name="P13">U/D: --</text:p>
        </text:list-item>
      </text:list>
      <text:p text:style-name="P6"><text:span text:style-name="T12">P</text:span><text:span text:style-name="T13">inky </text:span><text:span text:style-name="T14">S</text:span><text:span text:style-name="T12">witch</text:span></text:p>
      <text:list xml:id="list459836999" text:style-name="L12">
        <text:list-item>
          <text:p text:style-name="P24"><text:span text:style-name="T25">U</text:span><text:span text:style-name="T23">/D</text:span><text:span text:style-name="T25">: </text:span><text:span text:style-name="T22">--</text:span></text:p>
        </text:list-item>
      </text:list>
      <text:p text:style-name="P4"><text:span text:style-name="T4">P</text:span><text:span text:style-name="T3">inky </text:span><text:span text:style-name="T7">B</text:span><text:span text:style-name="T3">utton</text:span></text:p>
      <text:list xml:id="list1881130562" text:style-name="L13">
        <text:list-item>
          <text:p text:style-name="P25"><text:span text:style-name="T20">P: </text:span><text:span text:style-name="T26">--</text:span></text:p>
        </text:list-item>
      </text:list>
      <text:p text:style-name="P1">Pinky <text:span text:style-name="T11">W</text:span>heel</text:p>
      <text:list xml:id="list3189062299" text:style-name="L14">
        <text:list-item>
          <text:p text:style-name="P15">F: --</text:p>
        </text:list-item>
        <text:list-item>
          <text:p text:style-name="P16">B: --</text:p>
        </text:list-item>
        <text:list-item>
          <text:p text:style-name="P27"><text:span text:style-name="T31">P: </text:span><text:span text:style-name="T33">External lights toggle</text:span>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52:01.643000000</dc:date>
    <meta:editing-duration>PT6H32M20S</meta:editing-duration>
    <meta:editing-cycles>4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5" meta:word-count="144" meta:character-count="695" meta:non-whitespace-character-count="606"/>
  </office:meta>
</office:document-meta>
</file>